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101" officeooo:paragraph-rsid="0007a101"/>
    </style:style>
    <style:style style:name="P2" style:family="paragraph" style:parent-style-name="Standard">
      <style:text-properties fo:font-weight="bold" officeooo:rsid="0007a101" officeooo:paragraph-rsid="0007a101" style:font-weight-asian="bold" style:font-weight-complex="bold"/>
    </style:style>
    <style:style style:name="P3" style:family="paragraph" style:parent-style-name="Standard">
      <style:text-properties fo:font-weight="bold" officeooo:rsid="0007f69f" officeooo:paragraph-rsid="0007f69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f69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 </text:span>: Modifier serveur</text:p>
      <text:p text:style-name="P1"><text:span text:style-name="T1">Objectif : </text:span>Permet au gérant de modifier un serveur (son nom ou sa description)</text:p>
      <text:p text:style-name="P1"><text:span text:style-name="T1">Acteur principal :</text:span> gérant</text:p>
      <text:p text:style-name="P1"><text:span text:style-name="T1">Acteur secondaire </text:span>: aucun</text:p>
      <text:p text:style-name="P1"/>
      <text:p text:style-name="P2">Nom : <text:span text:style-name="T2">Ajouter serveur</text:span></text:p>
      <text:p text:style-name="P2">Objectif<text:span text:style-name="T2"> : Permet au gérant d’ajouter un serveur</text:span></text:p>
      <text:p text:style-name="P2">Acteur principal<text:span text:style-name="T2"> : gérant</text:span></text:p>
      <text:p text:style-name="P2">Acteur secondaire<text:span text:style-name="T2"> : aucun</text:span></text:p>
      <text:p text:style-name="P2"><text:span text:style-name="T2"/></text:p>
      <text:p text:style-name="P2">Nom <text:span text:style-name="T2">: </text:span><text:span text:style-name="T3">Prendre une commande</text:span></text:p>
      <text:p text:style-name="P3">Objectif <text:span text:style-name="T2">: Permet au serveur de prendre une commande (de la créer )</text:span></text:p>
      <text:p text:style-name="P3">Acteur principal <text:span text:style-name="T2">: Serveur</text:span></text:p>
      <text:p text:style-name="P3">Acteur secondaire<text:span text:style-name="T2"> : aucun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6:27:30.567190614</meta:creation-date>
    <meta:generator>LibreOffice/5.1.4.2$Linux_X86_64 LibreOffice_project/10m0$Build-2</meta:generator>
    <dc:date>2016-11-15T16:57:34.244710099</dc:date>
    <meta:editing-duration>PT1M23S</meta:editing-duration>
    <meta:editing-cycles>1</meta:editing-cycles>
    <meta:document-statistic meta:table-count="0" meta:image-count="0" meta:object-count="0" meta:page-count="1" meta:paragraph-count="12" meta:word-count="72" meta:character-count="413" meta:non-whitespace-character-count="353"/>
  </office:meta>
</office:document-meta>
</file>